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style:font-name="Nimbus Mono L" officeooo:rsid="0009cb4e" officeooo:paragraph-rsid="0009cb4e"/>
    </style:style>
    <style:style style:name="P2" style:family="paragraph" style:parent-style-name="Preformatted_20_Text">
      <style:text-properties style:font-name="Nimbus Mono L" officeooo:paragraph-rsid="000a43c0"/>
    </style:style>
    <style:style style:name="P3" style:family="paragraph" style:parent-style-name="Preformatted_20_Text">
      <style:text-properties style:font-name="Nimbus Mono L" officeooo:rsid="000c3dd6" officeooo:paragraph-rsid="000c3dd6"/>
    </style:style>
    <style:style style:name="P4" style:family="paragraph" style:parent-style-name="Preformatted_20_Text">
      <style:text-properties style:font-name="Nimbus Mono L" officeooo:rsid="0012f00d" officeooo:paragraph-rsid="0012f00d"/>
    </style:style>
    <style:style style:name="P5" style:family="paragraph" style:parent-style-name="Preformatted_20_Text">
      <style:text-properties style:font-name="Nimbus Mono L" officeooo:rsid="0016ca49" officeooo:paragraph-rsid="0016ca49"/>
    </style:style>
    <style:style style:name="P6" style:family="paragraph" style:parent-style-name="Preformatted_20_Text">
      <style:text-properties style:font-name="Nimbus Mono L" officeooo:paragraph-rsid="00184619"/>
    </style:style>
    <style:style style:name="P7" style:family="paragraph" style:parent-style-name="Preformatted_20_Text">
      <style:text-properties style:font-name="Nimbus Mono L" officeooo:rsid="001b14a0" officeooo:paragraph-rsid="001b14a0"/>
    </style:style>
    <style:style style:name="P8" style:family="paragraph" style:parent-style-name="Preformatted_20_Text">
      <style:text-properties style:font-name="Nimbus Mono L" officeooo:rsid="001bb36f" officeooo:paragraph-rsid="001bb36f"/>
    </style:style>
    <style:style style:name="P9" style:family="paragraph" style:parent-style-name="Preformatted_20_Text">
      <style:text-properties style:font-name="Nimbus Mono L" officeooo:rsid="001d7ba6" officeooo:paragraph-rsid="001d7ba6"/>
    </style:style>
    <style:style style:name="P10" style:family="paragraph" style:parent-style-name="Preformatted_20_Text">
      <style:text-properties style:font-name="Nimbus Mono L" officeooo:rsid="00220c79" officeooo:paragraph-rsid="00220c79"/>
    </style:style>
    <style:style style:name="P11" style:family="paragraph" style:parent-style-name="Preformatted_20_Text">
      <style:text-properties style:font-name="Nimbus Mono L" fo:font-weight="bold" officeooo:rsid="00247674" officeooo:paragraph-rsid="00247674" style:font-weight-asian="bold" style:font-weight-complex="bold"/>
    </style:style>
    <style:style style:name="P12" style:family="paragraph" style:parent-style-name="Preformatted_20_Text">
      <style:text-properties style:font-name="Nimbus Mono L" fo:font-weight="bold" officeooo:rsid="00327780" officeooo:paragraph-rsid="00327780" style:font-weight-asian="bold" style:font-weight-complex="bold"/>
    </style:style>
    <style:style style:name="P13" style:family="paragraph" style:parent-style-name="Preformatted_20_Text">
      <style:text-properties style:font-name="Nimbus Mono L" fo:font-weight="bold" officeooo:rsid="00358735" officeooo:paragraph-rsid="00358735" style:font-weight-asian="bold" style:font-weight-complex="bold"/>
    </style:style>
    <style:style style:name="P14" style:family="paragraph" style:parent-style-name="Preformatted_20_Text">
      <style:text-properties style:font-name="Nimbus Mono L" fo:font-weight="normal" officeooo:rsid="00247674" officeooo:paragraph-rsid="00247674" style:font-weight-asian="normal" style:font-weight-complex="normal"/>
    </style:style>
    <style:style style:name="P15" style:family="paragraph" style:parent-style-name="Preformatted_20_Text">
      <style:text-properties style:font-name="Nimbus Mono L" fo:font-weight="normal" officeooo:rsid="00247b24" officeooo:paragraph-rsid="00247b24" style:font-weight-asian="normal" style:font-weight-complex="normal"/>
    </style:style>
    <style:style style:name="P16" style:family="paragraph" style:parent-style-name="Preformatted_20_Text">
      <style:text-properties style:font-name="Nimbus Mono L" officeooo:rsid="00257207" officeooo:paragraph-rsid="00257207"/>
    </style:style>
    <style:style style:name="P17" style:family="paragraph" style:parent-style-name="Preformatted_20_Text">
      <style:text-properties style:font-name="Nimbus Mono L" officeooo:rsid="00257207" officeooo:paragraph-rsid="002969de"/>
    </style:style>
    <style:style style:name="P18" style:family="paragraph" style:parent-style-name="Preformatted_20_Text">
      <style:text-properties style:font-name="Nimbus Mono L" officeooo:paragraph-rsid="002969de"/>
    </style:style>
    <style:style style:name="P19" style:family="paragraph" style:parent-style-name="Preformatted_20_Text">
      <style:text-properties style:font-name="Nimbus Mono L" officeooo:rsid="002b2978" officeooo:paragraph-rsid="002b2978"/>
    </style:style>
    <style:style style:name="P20" style:family="paragraph" style:parent-style-name="Preformatted_20_Text">
      <style:text-properties style:font-name="Nimbus Mono L" officeooo:rsid="002f7439" officeooo:paragraph-rsid="002f7439"/>
    </style:style>
    <style:style style:name="P21" style:family="paragraph" style:parent-style-name="Preformatted_20_Text">
      <style:text-properties style:font-name="Nimbus Mono L" fo:font-weight="normal" officeooo:rsid="00342ff3" officeooo:paragraph-rsid="00327780" style:font-weight-asian="normal" style:font-weight-complex="normal"/>
    </style:style>
    <style:style style:name="P22" style:family="paragraph" style:parent-style-name="Preformatted_20_Text">
      <style:text-properties style:font-name="Nimbus Mono L" fo:font-weight="normal" officeooo:rsid="00342ff3" officeooo:paragraph-rsid="00358735" style:font-weight-asian="normal" style:font-weight-complex="normal"/>
    </style:style>
    <style:style style:name="P23" style:family="paragraph" style:parent-style-name="Preformatted_20_Text">
      <style:text-properties style:font-name="Nimbus Mono L" fo:font-weight="normal" officeooo:rsid="0036e22e" officeooo:paragraph-rsid="00358735" style:font-weight-asian="normal" style:font-weight-complex="normal"/>
    </style:style>
    <style:style style:name="P24" style:family="paragraph" style:parent-style-name="Preformatted_20_Text">
      <style:text-properties officeooo:rsid="003937d6" officeooo:paragraph-rsid="003937d6"/>
    </style:style>
    <style:style style:name="P25" style:family="paragraph" style:parent-style-name="Preformatted_20_Text">
      <style:text-properties fo:font-weight="normal" officeooo:rsid="00410b97" officeooo:paragraph-rsid="00410b9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6ccbb" style:font-weight-asian="bold" style:font-weight-complex="bold"/>
    </style:style>
    <style:style style:name="T3" style:family="text">
      <style:text-properties style:font-name="Nimbus Mono L" fo:font-weight="normal" style:font-weight-asian="normal" style:font-weight-complex="normal"/>
    </style:style>
    <style:style style:name="T4" style:family="text">
      <style:text-properties style:font-name="Nimbus Mono L" fo:font-weight="normal" officeooo:rsid="0036e22e" style:font-weight-asian="normal" style:font-weight-complex="normal"/>
    </style:style>
    <style:style style:name="T5" style:family="text">
      <style:text-properties style:font-name="Nimbus Mono L" fo:font-weight="normal" officeooo:rsid="00374409" style:font-weight-asian="normal" style:font-weight-complex="normal"/>
    </style:style>
    <style:style style:name="T6" style:family="text">
      <style:text-properties style:font-name="Nimbus Mono L" fo:font-weight="normal" officeooo:rsid="00377176" style:font-weight-asian="normal" style:font-weight-complex="normal"/>
    </style:style>
    <style:style style:name="T7" style:family="text">
      <style:text-properties style:font-name="Nimbus Mono L" fo:font-weight="normal" officeooo:rsid="0039e83e" style:font-weight-asian="normal" style:font-weight-complex="normal"/>
    </style:style>
    <style:style style:name="T8" style:family="text">
      <style:text-properties style:font-name="Nimbus Mono L" fo:font-weight="normal" officeooo:rsid="003b60aa" style:font-weight-asian="normal" style:font-weight-complex="normal"/>
    </style:style>
    <style:style style:name="T9" style:family="text">
      <style:text-properties style:font-name="Nimbus Mono L" fo:font-weight="normal" officeooo:rsid="003b9ba6" style:font-weight-asian="normal" style:font-weight-complex="normal"/>
    </style:style>
    <style:style style:name="T10" style:family="text">
      <style:text-properties style:font-name="Nimbus Mono L" fo:font-weight="bold" officeooo:rsid="003e8986" style:font-weight-asian="bold" style:font-weight-complex="bold"/>
    </style:style>
    <style:style style:name="T11" style:family="text">
      <style:text-properties style:font-name="Nimbus Mono L" officeooo:rsid="003e8986"/>
    </style:style>
    <style:style style:name="T12" style:family="text">
      <style:text-properties officeooo:rsid="000d0f4e"/>
    </style:style>
    <style:style style:name="T13" style:family="text">
      <style:text-properties officeooo:rsid="0012f90f"/>
    </style:style>
    <style:style style:name="T14" style:family="text">
      <style:text-properties officeooo:rsid="00184619"/>
    </style:style>
    <style:style style:name="T15" style:family="text">
      <style:text-properties officeooo:rsid="001bb36f"/>
    </style:style>
    <style:style style:name="T16" style:family="text">
      <style:text-properties officeooo:rsid="00200013"/>
    </style:style>
    <style:style style:name="T17" style:family="text">
      <style:text-properties officeooo:rsid="0022f509"/>
    </style:style>
    <style:style style:name="T18" style:family="text">
      <style:text-properties officeooo:rsid="00251e67"/>
    </style:style>
    <style:style style:name="T19" style:family="text">
      <style:text-properties officeooo:rsid="00257207"/>
    </style:style>
    <style:style style:name="T20" style:family="text">
      <style:text-properties officeooo:rsid="0026ccbb"/>
    </style:style>
    <style:style style:name="T21" style:family="text">
      <style:text-properties officeooo:rsid="002f1063"/>
    </style:style>
    <style:style style:name="T22" style:family="text">
      <style:text-properties fo:font-weight="normal" style:font-weight-asian="normal" style:font-weight-complex="normal"/>
    </style:style>
    <style:style style:name="T23" style:family="text">
      <style:text-properties fo:font-weight="normal" officeooo:rsid="00342ff3" style:font-weight-asian="normal" style:font-weight-complex="normal"/>
    </style:style>
    <style:style style:name="T24" style:family="text">
      <style:text-properties fo:font-weight="normal" officeooo:rsid="003937d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4">#1. </text:span><text:span text:style-name="T1">By experimentation, determine how the following code is viewed by the compiler. In particular, which if statement is the else statement paired with? </text:span></text:p>
      <text:p text:style-name="P1"/>
      <text:p text:style-name="P3">In the following code, the compiler views the else statement as attached to the second if <text:span text:style-name="T12">statement. This is because without the necessary brackets the compiler will execute the first if statement. If that is false then the program is terminated and the second if statement along with the else statement is never seen.</text:span></text:p>
      <text:p text:style-name="P4">For example when running a = 4 and b = 3, the first statement evaluates to true and thus <text:span text:style-name="T13">the second if-else statement is evaluated. Thus a 4 is printed in this scenario. For the example when a and b are equal, the first if statement evaluates to false and thus no printing takes place. </text:span></text:p>
      <text:p text:style-name="P5">So the if(a &lt; b) statement is paired with the else statement.</text:p>
      <text:p text:style-name="P3"/>
      <text:p text:style-name="P3"/>
      <text:p text:style-name="P1">#include &lt;stdio.h&gt;</text:p>
      <text:p text:style-name="P1">#include &lt;stdint.h&gt;</text:p>
      <text:p text:style-name="P1"/>
      <text:p text:style-name="P1">int main(){</text:p>
      <text:p text:style-name="P1"/>
      <text:p text:style-name="P1">uint32_t a = 4;</text:p>
      <text:p text:style-name="P1">uint32_t b = 3;</text:p>
      <text:p text:style-name="P1"/>
      <text:p text:style-name="P1">if (a != b)</text:p>
      <text:p text:style-name="P1"><text:s text:c="4"/>if (a &lt; b)</text:p>
      <text:p text:style-name="P1"><text:s text:c="8"/>printf("%d\n\r",b);</text:p>
      <text:p text:style-name="P1">else</text:p>
      <text:p text:style-name="P1"><text:s text:c="4"/>printf("%d\n\r",a);</text:p>
      <text:p text:style-name="P1"/>
      <text:p text:style-name="P1">a = 3;</text:p>
      <text:p text:style-name="P1">b = 3;</text:p>
      <text:p text:style-name="P1"/>
      <text:p text:style-name="P1">if (a != b)</text:p>
      <text:p text:style-name="P1"><text:s text:c="4"/>if (a &lt; b)</text:p>
      <text:p text:style-name="P1"><text:s text:c="8"/>printf("%d\n\r",b);</text:p>
      <text:p text:style-name="P1">else</text:p>
      <text:p text:style-name="P1"><text:s text:c="4"/>printf("%d\n\r",a);</text:p>
      <text:p text:style-name="P1">}</text:p>
      <text:p text:style-name="P1"/>
      <text:p text:style-name="P6"><text:span text:style-name="T14">#2. </text:span><text:span text:style-name="T1">Does the compiler give you any indication that something is wrong? Does the program execute without any indication that something is wrong? Determine the memory layout of the variables in the executable.</text:span></text:p>
      <text:p text:style-name="P6"/>
      <text:p text:style-name="P9">Below is the short C program that declares an array and modifies the elements of that array and then modifies elements outside the array index. <text:span text:style-name="T16">The output of this code shows that the variable k was changed, though not explicitly, after having made changes to the array in indeces that were not in range.</text:span></text:p>
      <text:p text:style-name="P9"/>
      <text:p text:style-name="P10">#include &lt;stdio.h&gt;</text:p>
      <text:p text:style-name="P10">#include &lt;stdint.h&gt;</text:p>
      <text:p text:style-name="P10">#include &lt;stdlib.h&gt;</text:p>
      <text:p text:style-name="P10"/>
      <text:p text:style-name="P10">int main () {</text:p>
      <text:p text:style-name="P10"/>
      <text:p text:style-name="P10"><text:s text:c="3"/>int n[ 10 ]; /* n is an array of 10 integers */</text:p>
      <text:p text:style-name="P10"><text:s text:c="3"/>int i,j,k;</text:p>
      <text:p text:style-name="P10"><text:s text:c="3"/>k = 0; // <text:span text:style-name="T17">set k to 0</text:span></text:p>
      <text:p text:style-name="P10"><text:soft-page-break/><text:tab/>printf("%d\n",k); //<text:span text:style-name="T17">print k</text:span></text:p>
      <text:p text:style-name="P10"><text:s text:c="3"/>/* initialize elements of array n to 0 */ <text:s text:c="8"/></text:p>
      <text:p text:style-name="P10"><text:s text:c="3"/>for ( i = 0; i &lt; 10; i++ ) {</text:p>
      <text:p text:style-name="P10"><text:s text:c="6"/>n[ i ] = i + 50; /* set element at location i to i + 100 */</text:p>
      <text:p text:style-name="P10"><text:s text:c="3"/>}</text:p>
      <text:p text:style-name="P10"><text:tab/> /* output each array element's address before going out of index */</text:p>
      <text:p text:style-name="P10"><text:s text:c="3"/>for (j = 0; j &lt; 10; j++ ) {</text:p>
      <text:p text:style-name="P10"><text:s text:c="6"/>printf("Element address = %p\n", &amp;n[j]);</text:p>
      <text:p text:style-name="P10"><text:s text:c="3"/>}</text:p>
      <text:p text:style-name="P10"><text:tab/>printf("%d\n",k); //<text:span text:style-name="T17">print k to terminal again</text:span></text:p>
      <text:p text:style-name="P10"/>
      <text:p text:style-name="P10"/>
      <text:p text:style-name="P10"><text:tab/>for ( i = 0; i &lt; 15; i++ ) {</text:p>
      <text:p text:style-name="P10"><text:s text:c="6"/>n[ i ] = i + 50; /* set element at location i to i + 100 */</text:p>
      <text:p text:style-name="P10"><text:s text:c="3"/>}</text:p>
      <text:p text:style-name="P10"><text:tab/>printf("%d\n",k); //<text:span text:style-name="T17">final printing of k after modifying array in out of range indeces</text:span> </text:p>
      <text:p text:style-name="P10"/>
      <text:p text:style-name="P10"><text:s/>/* output each array element's address after changes made */</text:p>
      <text:p text:style-name="P10"><text:s text:c="3"/>for (j = 0; j &lt; 15; j++ ) {</text:p>
      <text:p text:style-name="P10"><text:s text:c="6"/>printf("Element address = %p\n", &amp;n[j]);</text:p>
      <text:p text:style-name="P10"><text:s text:c="3"/>}</text:p>
      <text:p text:style-name="P10"><text:tab/>return 0;</text:p>
      <text:p text:style-name="P10">}</text:p>
      <text:p text:style-name="P10"/>
      <text:p text:style-name="P10"/>
      <text:p text:style-name="P11">OUTPUT:</text:p>
      <text:p text:style-name="P11"/>
      <text:p text:style-name="P15">0 <text:tab/><text:tab/><text:tab/><text:tab/><text:tab/><text:tab/>– first assigned value of k</text:p>
      <text:p text:style-name="P15">Element address = 0x7ffdecacf340</text:p>
      <text:p text:style-name="P15">Element address = 0x7ffdecacf344</text:p>
      <text:p text:style-name="P15">Element address = 0x7ffdecacf348</text:p>
      <text:p text:style-name="P15">Element address = 0x7ffdecacf34c</text:p>
      <text:p text:style-name="P15">Element address = 0x7ffdecacf350</text:p>
      <text:p text:style-name="P15">Element address = 0x7ffdecacf354</text:p>
      <text:p text:style-name="P15">Element address = 0x7ffdecacf358</text:p>
      <text:p text:style-name="P15">Element address = 0x7ffdecacf35c</text:p>
      <text:p text:style-name="P15">Element address = 0x7ffdecacf360</text:p>
      <text:p text:style-name="P15">Element address = 0x7ffdecacf364</text:p>
      <text:p text:style-name="P15">0 <text:tab/><text:tab/><text:tab/><text:tab/><text:tab/><text:tab/>-k is still 0</text:p>
      <text:p text:style-name="P15">63<text:tab/><text:tab/><text:tab/><text:tab/><text:tab/><text:tab/>-<text:span text:style-name="T18">k after changing out of range array values</text:span></text:p>
      <text:p text:style-name="P15">Element address = 0x7ffdecacf340</text:p>
      <text:p text:style-name="P15">Element address = 0x7ffdecacf344</text:p>
      <text:p text:style-name="P15">Element address = 0x7ffdecacf348</text:p>
      <text:p text:style-name="P15">Element address = 0x7ffdecacf34c</text:p>
      <text:p text:style-name="P15">Element address = 0x7ffdecacf350</text:p>
      <text:p text:style-name="P15">Element address = 0x7ffdecacf354</text:p>
      <text:p text:style-name="P15">Element address = 0x7ffdecacf358</text:p>
      <text:p text:style-name="P15">Element address = 0x7ffdecacf35c</text:p>
      <text:p text:style-name="P15">Element address = 0x7ffdecacf360</text:p>
      <text:p text:style-name="P15">Element address = 0x7ffdecacf364</text:p>
      <text:p text:style-name="P15">Element address = 0x7ffdecacf368</text:p>
      <text:p text:style-name="P15">Element address = 0x7ffdecacf36c</text:p>
      <text:p text:style-name="P15">Element address = 0x7ffdecacf370</text:p>
      <text:p text:style-name="P15">Element address = 0x7ffdecacf374</text:p>
      <text:p text:style-name="P15">Element address = 0x7ffdecacf378</text:p>
      <text:p text:style-name="P14"><text:soft-page-break/></text:p>
      <text:p text:style-name="P9"/>
      <text:p text:style-name="P9"/>
      <text:p text:style-name="P9"/>
      <text:p text:style-name="P9"/>
      <text:p text:style-name="P6"/>
      <text:p text:style-name="P7">The compiler does not give any indication that there is an error in the code. It compiles <text:span text:style-name="T15">and executes</text:span> fine without generating any warning or error messages.</text:p>
      <text:p text:style-name="P8"/>
      <text:p text:style-name="P8"/>
      <text:p text:style-name="P18"><text:span text:style-name="T19">#3. </text:span><text:span text:style-name="T1">At a minimum, write a short C program with inconsistencies in both type and number of arguments and submit both the code and the error or warning messages from the compiler (if any).</text:span></text:p>
      <text:p text:style-name="P17"/>
      <text:p text:style-name="P17"><text:span text:style-name="T2">A)</text:span><text:span text:style-name="T20"> Below is the code that causes both warning and error messages on the gcc compiler. The inconsistencies that are seen here are that there are too many arguments given to a function and that a different type of argument is given than that of the expected one.</text:span></text:p>
      <text:p text:style-name="P17"/>
      <text:p text:style-name="P19">#include &lt;stdio.h&gt;</text:p>
      <text:p text:style-name="P19">#include &lt;stdint.h&gt;</text:p>
      <text:p text:style-name="P19"/>
      <text:p text:style-name="P19">int guess(int guess, int avg);</text:p>
      <text:p text:style-name="P19"/>
      <text:p text:style-name="P19">int guess(int guess, int avg){</text:p>
      <text:p text:style-name="P19"><text:tab/>if(guess &lt; avg){</text:p>
      <text:p text:style-name="P19"><text:tab/><text:tab/>return guess + avg;</text:p>
      <text:p text:style-name="P19"><text:tab/>}else{</text:p>
      <text:p text:style-name="P19"><text:tab/><text:tab/>return 0;</text:p>
      <text:p text:style-name="P19"><text:tab/>}</text:p>
      <text:p text:style-name="P19">}</text:p>
      <text:p text:style-name="P19"/>
      <text:p text:style-name="P19">int main(){</text:p>
      <text:p text:style-name="P19"><text:tab/>int n = 50, x;</text:p>
      <text:p text:style-name="P19"><text:tab/>int *ptr;</text:p>
      <text:p text:style-name="P19"><text:tab/>ptr = &amp;n;</text:p>
      <text:p text:style-name="P19"><text:tab/>x = *ptr;</text:p>
      <text:p text:style-name="P19"><text:tab/>printf("%d\n",guess(5,"HI"));</text:p>
      <text:p text:style-name="P19"><text:tab/>printf("%p\n",guess(*(ptr),100,2));</text:p>
      <text:p text:style-name="P19"/>
      <text:p text:style-name="P19">}</text:p>
      <text:p text:style-name="P19"/>
      <text:p text:style-name="P19">--<text:span text:style-name="T21">Warning messages</text:span></text:p>
      <text:p text:style-name="P20">HW2_3a.c: In function ‘main’:</text:p>
      <text:p text:style-name="P20">HW2_3a.c:23:2: warning: passing argument 2 of ‘guess’ makes integer from pointer without a cast [enabled by default]</text:p>
      <text:p text:style-name="P20"><text:s text:c="2"/>printf("%d\n",guess(5,"HI"));</text:p>
      <text:p text:style-name="P20"><text:s text:c="2"/>^</text:p>
      <text:p text:style-name="P20">HW2_3a.c:8:5: note: expected ‘int’ but argument is of type ‘char *’</text:p>
      <text:p text:style-name="P20"><text:s/>int guess(int guess, int avg){</text:p>
      <text:p text:style-name="P20"><text:s text:c="5"/>^</text:p>
      <text:p text:style-name="P20">HW2_3a.c:24:2: error: too many arguments to function ‘guess’</text:p>
      <text:p text:style-name="P20"><text:s text:c="2"/>printf("%p\n",guess(*(ptr),100,2));</text:p>
      <text:p text:style-name="P20"><text:s text:c="2"/>^</text:p>
      <text:p text:style-name="P20">HW2_3a.c:8:5: note: declared here</text:p>
      <text:p text:style-name="P20"><text:s/>int guess(int guess, int avg)</text:p>
      <text:p text:style-name="P16"><text:soft-page-break/></text:p>
      <text:p text:style-name="P12">B)<text:span text:style-name="T22"> </text:span><text:span text:style-name="T23">Below is code that demonstrates a few issues with the printf and scanf functions that can occur. </text:span></text:p>
      <text:p text:style-name="P21"/>
      <text:p text:style-name="P22">#include &lt;stdio.h&gt;</text:p>
      <text:p text:style-name="P22">#include &lt;stdint.h&gt;</text:p>
      <text:p text:style-name="P22"/>
      <text:p text:style-name="P22">int main(){</text:p>
      <text:p text:style-name="P22"/>
      <text:p text:style-name="P22"><text:tab/>int i;</text:p>
      <text:p text:style-name="P22"><text:tab/>scanf("%d", i);</text:p>
      <text:p text:style-name="P22"><text:tab/>char *input;</text:p>
      <text:p text:style-name="P13"><text:span text:style-name="T23"><text:tab/>scanf("%s",</text:span><text:span text:style-name="T24">&amp;</text:span><text:span text:style-name="T23">input);</text:span></text:p>
      <text:p text:style-name="P22"><text:tab/>printf("%s\n",input);</text:p>
      <text:p text:style-name="P22"><text:tab/>printf("%lx <text:s text:c="3"/>%s\n",2);</text:p>
      <text:p text:style-name="P22"/>
      <text:p text:style-name="P22">}</text:p>
      <text:p text:style-name="P23"/>
      <text:p text:style-name="Preformatted_20_Text"><text:span text:style-name="T4">W</text:span><text:span text:style-name="T5">ithout the '&amp;' before the i in the scanf function the program will still compile fine but up execution when entering an integer for input a segmentation fault occurs. </text:span><text:span text:style-name="T6">For this particular problem the compiler does not catch this issue before execution.</text:span></text:p>
      <text:p text:style-name="P24"><text:span text:style-name="T6">S</text:span><text:span text:style-name="T3">imilarly with the first printf statement </text:span><text:span text:style-name="T7">there is a segmentation fault because 'input' is missing the '&amp;'. </text:span><text:span text:style-name="T8">Another issue with this code is the second printf statement is expecting two arguments but only is given one. This makes for some very strange output. </text:span><text:span text:style-name="T9">The compiler does not give any warning or error and in execution the program will run, only the output is not what would be expected.</text:span></text:p>
      <text:p text:style-name="P24"><text:span text:style-name="T9"/></text:p>
      <text:p text:style-name="P24"><text:span text:style-name="T9">---</text:span><text:span text:style-name="T10">NEED TO FINISH SECTION B</text:span></text:p>
      <text:p text:style-name="P24"><text:span text:style-name="T10"/></text:p>
      <text:p text:style-name="P25"><text:span text:style-name="T1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2:10:53.323405987</meta:creation-date>
    <dc:date>2017-09-17T20:01:02.043348184</dc:date>
    <meta:editing-duration>PT5H55M</meta:editing-duration>
    <meta:editing-cycles>64</meta:editing-cycles>
    <meta:generator>LibreOffice/5.0.6.2$Linux_X86_64 LibreOffice_project/00$Build-2</meta:generator>
    <meta:document-statistic meta:table-count="0" meta:image-count="0" meta:object-count="0" meta:page-count="4" meta:paragraph-count="129" meta:word-count="944" meta:character-count="5631" meta:non-whitespace-character-count="4652"/>
  </office:meta>
</office:document-meta>
</file>